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21.001cm" fo:break-before="page" table:align="margins"/>
    </style:style>
    <style:style style:name="Tabelle1.A" style:family="table-column">
      <style:table-column-properties style:column-width="7.001cm" style:rel-column-width="21846*"/>
    </style:style>
    <style:style style:name="Tabelle1.C" style:family="table-column">
      <style:table-column-properties style:column-width="6.999cm" style:rel-column-width="21843*"/>
    </style:style>
    <style:style style:name="Tabelle1.A1" style:family="table-cell">
      <style:table-cell-properties fo:padding="0.097cm" fo:border="none"/>
    </style:style>
    <style:style style:name="Tabelle1.2" style:family="table-row">
      <style:table-row-properties style:row-height="3.6cm"/>
    </style:style>
    <style:style style:name="Tabelle1.A2" style:family="table-cell">
      <style:table-cell-properties fo:padding-left="0.7cm" fo:padding-right="0.101cm" fo:padding-top="0.499cm" fo:padding-bottom="0.101cm" fo:border="none"/>
    </style:style>
    <style:style style:name="P1" style:family="paragraph" style:parent-style-name="Standard">
      <style:text-properties fo:font-size="2pt" fo:language="de" fo:country="CH" style:language-asian="zxx" style:country-asian="none" style:language-complex="zxx" style:country-complex="none"/>
    </style:style>
    <style:style style:name="P2" style:family="paragraph" style:parent-style-name="Standard">
      <style:text-properties officeooo:paragraph-rsid="0013bfe6"/>
    </style:style>
    <style:style style:name="P3" style:family="paragraph" style:parent-style-name="Standard">
      <style:text-properties officeooo:paragraph-rsid="00198809"/>
    </style:style>
    <style:style style:name="T1" style:family="text">
      <style:text-properties officeooo:rsid="0019880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 table:number-columns-repeated="2"/>
        <table:table-column table:style-name="Tabelle1.C"/>
        <table:table-row>
          <table:table-cell table:style-name="Tabelle1.A1" table:number-columns-spanned="3" office:value-type="string">
            <text:p text:style-name="SmalltalkCode">(me@#addresses) groupsOf: 3 atATimeDo: [:address1 :address2 :address3 |</text:p>
          </table:table-cell>
          <table:covered-table-cell/>
          <table:covered-table-cell/>
        </table:table-row>
        <table:table-row table:style-name="Tabelle1.2">
          <table:table-cell table:style-name="Tabelle1.A2" office:value-type="string">
            <text:p text:style-name="Standard"><text:span text:style-name="SmalltalkValue">address1@#salutation</text:span></text:p>
            <text:p text:style-name="SmalltalkCode">address1 at: #names do: [:name |</text:p>
            <text:p text:style-name="Standard"><text:span text:style-name="SmalltalkValue">name</text:span></text:p>
            <text:p text:style-name="SmalltalkCode">].</text:p>
            <text:p text:style-name="SmalltalkCode">address1 at: #position ifNotBlank: [:p |</text:p>
            <text:p text:style-name="Standard"><text:span text:style-name="SmalltalkValue">p</text:span></text:p>
            <text:p text:style-name="SmalltalkCode">].</text:p>
            <text:p text:style-name="P2"><text:span text:style-name="SmalltalkValue">address1@#address</text:span></text:p>
            <text:p text:style-name="Standard"><text:span text:style-name="SmalltalkValue">address1@#zipCity</text:span></text:p>
            <text:p text:style-name="P3"><text:span text:style-name="SmalltalkValue"><text:span text:style-name="T1">address1@#country</text:span></text:span></text:p>
          </table:table-cell>
          <table:table-cell table:style-name="Tabelle1.A2" office:value-type="string">
            <text:p text:style-name="Standard"><text:span text:style-name="SmalltalkValue">address2@#salutation</text:span></text:p>
            <text:p text:style-name="SmalltalkCode">address2 at: #names do: [:name |</text:p>
            <text:p text:style-name="Standard"><text:span text:style-name="SmalltalkValue">name</text:span></text:p>
            <text:p text:style-name="SmalltalkCode">].</text:p>
            <text:p text:style-name="SmalltalkCode">address2 at: #position ifNotBlank: [:p |</text:p>
            <text:p text:style-name="Standard"><text:span text:style-name="SmalltalkValue">p</text:span></text:p>
            <text:p text:style-name="SmalltalkCode">].</text:p>
            <text:p text:style-name="P2"><text:span text:style-name="SmalltalkValue">address2@#address</text:span></text:p>
            <text:p text:style-name="Standard"><text:span text:style-name="SmalltalkValue">address2@#zipCity</text:span></text:p>
            <text:p text:style-name="P3"><text:span text:style-name="SmalltalkValue"><text:span text:style-name="T1">address2@#country</text:span></text:span></text:p>
          </table:table-cell>
          <table:table-cell table:style-name="Tabelle1.A2" office:value-type="string">
            <text:p text:style-name="Standard"><text:span text:style-name="SmalltalkValue">address3@#salutation</text:span></text:p>
            <text:p text:style-name="SmalltalkCode">address3 at: #names do: [:name |</text:p>
            <text:p text:style-name="Standard"><text:span text:style-name="SmalltalkValue">name</text:span></text:p>
            <text:p text:style-name="SmalltalkCode">].</text:p>
            <text:p text:style-name="SmalltalkCode">address3 at: #position ifNotBlank: [:p |</text:p>
            <text:p text:style-name="Standard"><text:span text:style-name="SmalltalkValue">p</text:span></text:p>
            <text:p text:style-name="SmalltalkCode">].</text:p>
            <text:p text:style-name="P2"><text:span text:style-name="SmalltalkValue">address3@#address</text:span></text:p>
            <text:p text:style-name="Standard"><text:span text:style-name="SmalltalkValue">address3@#zipCity</text:span></text:p>
            <text:p text:style-name="P3"><text:span text:style-name="SmalltalkValue"><text:span text:style-name="T1">address3@#country</text:span></text:span></text:p>
          </table:table-cell>
        </table:table-row>
        <table:table-row>
          <table:table-cell table:style-name="Tabelle1.A1" table:number-columns-spanned="3" office:value-type="string">
            <text:p text:style-name="SmalltalkCode">]</text:p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Standard" style:font-family-generic="swiss" style:font-pitch="variable" fo:font-size="11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19cm" fo:margin-bottom="0.21cm" style:contextual-spacing="false" fo:text-align="start" style:justify-single-word="false" fo:background-color="transparent">
        <style:background-image/>
      </style:paragraph-properties>
      <style:text-properties fo:font-size="14pt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style:shadow="none" text:number-lines="false" text:line-number="0">
        <style:tab-stops/>
      </style:paragraph-properties>
      <style:text-properties fo:letter-spacing="0.011cm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1.5pt" fo:font-weight="norm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>
      <style:text-properties style:font-name="Arial2" fo:font-family="Arial" style:font-style-name="Regular" style:font-family-generic="swiss" style:font-pitch="variable" fo:font-size="9pt" fo:font-style="normal"/>
    </style:style>
    <style:style style:name="Index" style:family="paragraph" style:parent-style-name="Standard" style:class="index">
      <style:paragraph-properties text:number-lines="false" text:line-number="0"/>
    </style:style>
    <style:style style:name="KSHPKopf" style:family="paragraph" style:parent-style-name="Standard" style:class="extra" style:master-page-name="">
      <style:paragraph-properties style:page-number="auto"/>
      <style:text-properties fo:font-size="10pt"/>
    </style:style>
    <style:style style:name="Kommentar" style:family="paragraph" style:parent-style-name="Standard">
      <style:paragraph-properties fo:margin-top="0.499cm" fo:margin-bottom="0cm" style:contextual-spacing="false"/>
      <style:text-properties fo:font-size="28pt"/>
    </style:style>
    <style:style style:name="Fussnote" style:family="paragraph" style:parent-style-name="Text_20_body">
      <style:paragraph-properties fo:text-align="start" style:justify-single-word="false"/>
      <style:text-properties style:font-name="Arial" fo:font-family="Arial" style:font-family-generic="swiss" style:font-pitch="variable" fo:font-size="8pt" fo:letter-spacing="0.018cm" style:font-size-asian="8pt" style:font-size-complex="8pt"/>
    </style:style>
    <style:style style:name="SmalltalkCode" style:family="paragraph" style:parent-style-name="Standard">
      <style:paragraph-properties fo:background-color="#ffcc99">
        <style:background-image/>
      </style:paragraph-properties>
      <style:text-properties style:font-name="Courier New" fo:font-family="'Courier New'" style:font-style-name="Standard" style:font-family-generic="modern" style:font-pitch="fixed" fo:font-size="7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1" style:display-name="List 1" style:family="paragraph" style:parent-style-name="List" style:list-style-name="List_20_1" style:class="list">
      <style:paragraph-properties fo:margin-top="0cm" fo:margin-bottom="0.212cm" style:contextual-spacing="false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malltalkValue" style:family="text">
      <style:text-properties style:font-name="Courier New" fo:font-family="'Courier New'" style:font-style-name="Standard" style:font-family-generic="modern" style:font-pitch="fixed" fo:font-size="7pt" style:text-underline-style="dotted" style:text-underline-width="auto" style:text-underline-color="font-color" fo:background-color="#99ccff" style:font-weight-asian="normal" style:font-weight-complex="norma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cm" fo:margin-bottom="0cm" fo:margin-left="0cm" fo:margin-right="0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5.3$MacOSX_x86 LibreOffice_project/1c1366bba2ba2b554cd2ca4d87c06da81c05d24</meta:generator>
    <meta:initial-creator>david</meta:initial-creator>
    <meta:creation-date>2007-06-15T00:05:44</meta:creation-date>
    <dc:date>2014-07-01T16:58:47.596808000</dc:date>
    <meta:printed-by>--</meta:printed-by>
    <meta:print-date>2009-03-06T08:32:32</meta:print-date>
    <dc:language>en-AU</dc:language>
    <meta:editing-cycles>123</meta:editing-cycles>
    <meta:editing-duration>P2DT12H26M3S</meta:editing-duration>
    <dc:creator>Andreas Brodbeck</dc:creator>
    <meta:document-statistic meta:table-count="1" meta:image-count="0" meta:object-count="0" meta:page-count="1" meta:paragraph-count="32" meta:word-count="69" meta:character-count="528" meta:non-whitespace-character-count="491"/>
    <meta:user-defined meta:name="Info 1"/>
    <meta:user-defined meta:name="Info 2"/>
    <meta:user-defined meta:name="Info 3"/>
    <meta:user-defined meta:name="Info 4"/>
  </office:meta>
</office:document-meta>
</file>